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9999ff" draw:textarea-vertical-align="middle"/>
    </style:style>
    <style:style style:name="gr3" style:family="graphic" style:parent-style-name="standard">
      <style:graphic-properties draw:fill-color="#6666ff" draw:textarea-vertical-align="middle"/>
    </style:style>
    <style:style style:name="gr4" style:family="graphic" style:parent-style-name="standard">
      <style:graphic-properties draw:fill-color="#cc99ff" draw:textarea-vertical-align="middle"/>
    </style:style>
    <style:style style:name="gr5" style:family="graphic" style:parent-style-name="objectwithoutfill">
      <style:graphic-properties draw:stroke="dash" draw:stroke-dash="Fine_20_Dashed" svg:stroke-width="0.081cm" svg:stroke-color="#00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53cm" svg:stroke-color="#579d1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81cm" svg:stroke-color="#579d1c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2.159cm" svg:x="2.778cm" svg:y="3.286cm">
          <text:p text:style-name="P1"><text:span text:style-name="T1">Our applications's</text:span></text:p>
          <text:p text:style-name="P1"><text:span text:style-name="T1">.class files</text:span></text:p>
        </draw:rect>
        <draw:rect draw:style-name="gr2" draw:text-style-name="P2" draw:layer="layout" svg:width="5.615cm" svg:height="4.486cm" svg:x="10.779cm" svg:y="1.848cm">
          <text:p text:style-name="P2"><text:span text:style-name="T2">Class Loader</text:span></text:p>
        </draw:rect>
        <draw:rect draw:style-name="gr3" draw:text-style-name="P2" draw:layer="layout" svg:width="12.065cm" svg:height="6.017cm" svg:x="7.858cm" svg:y="8.953cm">
          <text:p text:style-name="P2"><text:span text:style-name="T3">Execution Engine</text:span></text:p>
        </draw:rect>
        <draw:rect draw:style-name="gr1" draw:text-style-name="P1" draw:layer="layout" svg:width="5.207cm" svg:height="2.159cm" svg:x="19.669cm" svg:y="3.286cm">
          <text:p text:style-name="P1">.class files of</text:p>
          <text:p text:style-name="P1">Java API</text:p>
        </draw:rect>
        <draw:rect draw:style-name="gr4" draw:text-style-name="P1" draw:layer="layout" svg:width="21.082cm" svg:height="1.524cm" svg:x="3.286cm" svg:y="18.145cm">
          <text:p text:style-name="P1">Host Operating System</text:p>
        </draw:rect>
        <draw:line draw:style-name="gr5" draw:text-style-name="P1" draw:layer="layout" svg:x1="1.635cm" svg:y1="16.748cm" svg:x2="26.273cm" svg:y2="16.748cm">
          <text:p/>
        </draw:line>
        <draw:line draw:style-name="gr6" draw:text-style-name="P1" draw:layer="layout" svg:x1="19.669cm" svg:y1="4.302cm" svg:x2="16.367cm" svg:y2="4.302cm">
          <text:p/>
        </draw:line>
        <draw:line draw:style-name="gr6" draw:text-style-name="P1" draw:layer="layout" svg:x1="13.446cm" svg:y1="6.334cm" svg:x2="13.446cm" svg:y2="9.001cm">
          <text:p/>
        </draw:line>
        <draw:line draw:style-name="gr6" draw:text-style-name="P1" draw:layer="layout" svg:x1="7.845cm" svg:y1="4.302cm" svg:x2="10.766cm" svg:y2="4.302cm">
          <text:p/>
        </draw:line>
        <draw:line draw:style-name="gr7" draw:text-style-name="P1" draw:layer="layout" svg:x1="13.192cm" svg:y1="14.97cm" svg:x2="13.192cm" svg:y2="18.1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Adhikari</meta:initial-creator>
    <meta:creation-date>2018-04-03T12:26:02</meta:creation-date>
    <dc:date>2018-04-03T12:48:29</dc:date>
    <dc:creator>Krishna Adhikari</dc:creator>
    <meta:editing-duration>PT22M29S</meta:editing-duration>
    <meta:editing-cycles>3</meta:editing-cycles>
    <meta:generator>OpenOffice/4.1.3$Unix OpenOffice.org_project/413m1$Build-9783</meta:generator>
    <meta:document-statistic meta:object-count="10"/>
  </office:meta>
</office:document-meta>
</file>